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26400009F42000075F8BC80E31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fae20" style:font-weight-asian="bold" style:font-weight-complex="bold"/>
    </style:style>
    <style:style style:name="T1" style:family="text">
      <style:text-properties officeooo:rsid="000fae2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159cm" svg:y="-1.023cm" svg:width="25.7cm" svg:height="19.036cm" draw:z-index="0"><draw:image xlink:href="Pictures/2000026400009F42000075F8BC80E319.wmf" xlink:type="simple" xlink:show="embed" xlink:actuate="onLoad"/></draw:frame><text:span text:style-name="T1">Appendix A: Architecture Diagram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58f22d5-270d05a-e2abed1-ea17a85-9b5702</meta:generator>
    <dc:date>2013-05-12T16:30:12.46</dc:date>
    <meta:document-statistic meta:table-count="0" meta:image-count="1" meta:object-count="0" meta:page-count="1" meta:paragraph-count="1" meta:word-count="4" meta:character-count="32" meta:non-whitespace-character-count="29"/>
    <meta:user-defined meta:name="Info 1"/>
    <meta:user-defined meta:name="Info 2"/>
    <meta:user-defined meta:name="Info 3"/>
    <meta:user-defined meta:name="Info 4"/>
  </office:meta>
</office:document-meta>
</file>